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7771" officeooo:paragraph-rsid="000a7771"/>
    </style:style>
    <style:style style:name="P2" style:family="paragraph" style:parent-style-name="Standard">
      <style:text-properties officeooo:rsid="000d91df" officeooo:paragraph-rsid="000d91df"/>
    </style:style>
    <style:style style:name="P3" style:family="paragraph" style:parent-style-name="Standard">
      <style:text-properties officeooo:rsid="000d91df" officeooo:paragraph-rsid="000ec744"/>
    </style:style>
    <style:style style:name="P4" style:family="paragraph" style:parent-style-name="Standard">
      <style:text-properties officeooo:rsid="000ec744" officeooo:paragraph-rsid="000ec744"/>
    </style:style>
    <style:style style:name="P5" style:family="paragraph" style:parent-style-name="Standard">
      <style:text-properties fo:color="#2a6099" officeooo:rsid="000a7771" officeooo:paragraph-rsid="000a7771"/>
    </style:style>
    <style:style style:name="P6" style:family="paragraph" style:parent-style-name="Standard">
      <style:text-properties fo:color="#2a6099" officeooo:rsid="000d91df" officeooo:paragraph-rsid="000ec744"/>
    </style:style>
    <style:style style:name="P7" style:family="paragraph" style:parent-style-name="Standard">
      <style:text-properties fo:color="#2a6099" officeooo:rsid="000d91df" officeooo:paragraph-rsid="000a7771"/>
    </style:style>
    <style:style style:name="P8" style:family="paragraph" style:parent-style-name="Standard">
      <style:text-properties officeooo:paragraph-rsid="0010ab30"/>
    </style:style>
    <style:style style:name="P9" style:family="paragraph" style:parent-style-name="Text_20_body">
      <style:text-properties officeooo:rsid="000a7771" officeooo:paragraph-rsid="000a7771"/>
    </style:style>
    <style:style style:name="P10" style:family="paragraph" style:parent-style-name="Standard">
      <style:text-properties officeooo:rsid="000a7771" officeooo:paragraph-rsid="0010ab30"/>
    </style:style>
    <style:style style:name="P11" style:family="paragraph" style:parent-style-name="Standard">
      <style:text-properties officeooo:rsid="00140ca1" officeooo:paragraph-rsid="00140ca1"/>
    </style:style>
    <style:style style:name="P12" style:family="paragraph" style:parent-style-name="Text_20_body">
      <style:text-properties officeooo:rsid="000a7771" officeooo:paragraph-rsid="000a7771"/>
    </style:style>
    <style:style style:name="P13" style:family="paragraph" style:parent-style-name="Text_20_body">
      <style:text-properties officeooo:rsid="00133398" officeooo:paragraph-rsid="00133398"/>
    </style:style>
    <style:style style:name="T1" style:family="text">
      <style:text-properties officeooo:rsid="000a7771"/>
    </style:style>
    <style:style style:name="T2" style:family="text">
      <style:text-properties officeooo:rsid="000ea468"/>
    </style:style>
    <style:style style:name="T3" style:family="text">
      <style:text-properties officeooo:rsid="0010ab30"/>
    </style:style>
    <style:style style:name="T4" style:family="text">
      <style:text-properties officeooo:rsid="0015cd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ms-rterangecursor-end"/>./plink --bfile chr21 --keep cohort_1.txt <text:s/>--make-bed --extract snpid_1.txt --out cohort1</text:p>
      <text:p text:style-name="P9">Simulations:let’s say 3 cohorts</text:p>
      <text:p text:style-name="P9">1. split_pheno_new.m</text:p>
      <text:p text:style-name="P9">split subject into cohorts and split pheno according to cohorts</text:p>
      <text:p text:style-name="P13">(pheno_1.txt, pheno_2.txt,pheno_3.txt</text:p>
      <text:p text:style-name="P13">subj_1.txt,subj_2.txt,subj_3.txt)</text:p>
      <text:p text:style-name="P8"><text:span text:style-name="T1">2. </text:span><text:span text:style-name="T3">split_geno.m</text:span></text:p>
      <text:p text:style-name="P10">split geno randomly into 3 cohorts</text:p>
      <text:p text:style-name="P11">(snp_1.txt, snp_2.txt,snp_3.txt)</text:p>
      <text:p text:style-name="P1"/>
      <text:p text:style-name="P1">3. using plink to generate bim,bed,fam files for 3 cohorts</text:p>
      <text:p text:style-name="P5">./plink --bfile /home/aihual/meta_29112020/step1/chr21 --keep /home/aihual/meta_29112020/subj_3.txt <text:s/>--make-bed --extract /home/aihual/meta_29112020/snp_3.txt --out /home/aihual/meta_29112020/step1/cohort<text:span text:style-name="T4">3</text:span></text:p>
      <text:p text:style-name="P5"/>
      <text:p text:style-name="P1"/>
      <text:p text:style-name="P1">4. using merge_list to make a <text:span text:style-name="T2">single complete</text:span> bim,bed,fam file</text:p>
      <text:p text:style-name="P3">./plink --bfile /home/aihual/meta_29112020/step1/cohort1 --bmerge /home/aihual/meta_29112020/step1/cohort2.bed /home/aihual/meta_29112020/step1/cohort2.bim /home/aihual/meta_29112020/step1/cohort2.fam --make-bed --allow-no-sex --out /home/aihual/meta_29112020/step1/merged</text:p>
      <text:p text:style-name="P3"/>
      <text:p text:style-name="P4">OR</text:p>
      <text:p text:style-name="P3"/>
      <text:p text:style-name="P6">./plink --bfile /home/aihual/meta_29112020/step1/cohort1 --merge-list /home/aihual/meta_29112020/step1/list.txt --make-bed --allow-no-sex --out /home/aihual/meta_29112020/step1/merged</text:p>
      <text:p text:style-name="P3"/>
      <text:p text:style-name="P1">5. extract sub bim,bed,fam files of cohorts without extract the snps</text:p>
      <text:p text:style-name="P5">./plink --bfile /home/aihual/meta_29112020/step1/merged --keep /home/aihual/meta_29112020/subj_3.txt <text:s/>--make-bed --out /home/aihual/meta_29112020/step1/cohort_<text:span text:style-name="T4">3</text:span></text:p>
      <text:p text:style-name="P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0:10:22.266239552</meta:creation-date>
    <dc:date>2020-12-08T11:22:33.891282828</dc:date>
    <meta:editing-duration>PT3H52M2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33" meta:character-count="1364" meta:non-whitespace-character-count="1269"/>
  </office:meta>
</office:document-meta>
</file>